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d0f" officeooo:paragraph-rsid="00001d0f"/>
    </style:style>
    <style:style style:name="P2" style:family="paragraph" style:parent-style-name="Standard">
      <style:text-properties style:font-name="Courier New" officeooo:rsid="00001d0f" officeooo:paragraph-rsid="00001d0f"/>
    </style:style>
    <style:style style:name="P3" style:family="paragraph" style:parent-style-name="Standard">
      <style:text-properties style:font-name="Courier New" officeooo:rsid="00083627" officeooo:paragraph-rsid="00083627"/>
    </style:style>
    <style:style style:name="P4" style:family="paragraph" style:parent-style-name="Standard">
      <style:text-properties style:font-name="Courier New" style:text-underline-style="none" fo:font-weight="normal" officeooo:rsid="00001d0f" officeooo:paragraph-rsid="00001d0f" style:font-weight-asian="normal" style:font-weight-complex="normal"/>
    </style:style>
    <style:style style:name="P5" style:family="paragraph" style:parent-style-name="Standard">
      <style:text-properties style:font-name="Courier New" style:text-underline-style="none" fo:font-weight="normal" officeooo:rsid="00001d0f" style:font-weight-asian="normal" style:font-weight-complex="normal"/>
    </style:style>
    <style:style style:name="P6" style:family="paragraph" style:parent-style-name="Standard">
      <style:text-properties style:font-name="Courier New"/>
    </style:style>
    <style:style style:name="T1" style:family="text">
      <style:text-properties officeooo:rsid="00001d0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1d0f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01d0f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dotted" style:text-underline-width="auto" style:text-underline-color="font-color" fo:font-weight="normal" officeooo:rsid="00001d0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ctividad 4.7</text:p>
      <text:p text:style-name="P2"/>
      <text:p text:style-name="P3">Ángel García Pérez</text:p>
      <text:p text:style-name="P2"/>
      <text:p text:style-name="P2"/>
      <text:p text:style-name="P2">Empleados (<text:span text:style-name="T2">#id</text:span><text:span text:style-name="T4">, nombre, </text:span><text:span text:style-name="T6">dni</text:span><text:span text:style-name="T4">, fecha_nac, edad-d)</text:span></text:p>
      <text:p text:style-name="P2"><text:span text:style-name="T4">Emails (</text:span><text:span text:style-name="T2">#id_empleado, #email)</text:span></text:p>
      <text:p text:style-name="P4"><text:tab/>empleado_id → Empleados (not null, B:R, M:C)</text:p>
      <text:p text:style-name="P4">Telefonos (<text:span text:style-name="T2">#empleado_id, #telefono)</text:span></text:p>
      <text:p text:style-name="P4"><text:tab/>empleado_id → Empleados (not null, B:R, M:C)</text:p>
      <text:p text:style-name="P4"/>
      <text:p text:style-name="P6"><text:span text:style-name="T5">Vehiculos </text:span><text:span text:style-name="T1">(</text:span><text:span text:style-name="T3">#id</text:span><text:span text:style-name="T5">, tipo, matricula, marca, modelo, </text:span><text:span text:style-name="T7">empleado_id)</text:span></text:p>
      <text:p text:style-name="P5"><text:tab/>empleado_id → Empleados (not null, B:R, M:C)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0:18:06.082000000</meta:creation-date>
    <dc:date>2024-12-03T09:22:00.730000000</dc:date>
    <meta:editing-duration>PT14M10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9" meta:word-count="45" meta:character-count="337" meta:non-whitespace-character-count="298"/>
  </office:meta>
</office:document-meta>
</file>